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9063in" table:align="left"/>
    </style:style>
    <style:style style:name="Table1.A" style:family="table-column">
      <style:table-column-properties style:column-width="1.609in"/>
    </style:style>
    <style:style style:name="Table1.B" style:family="table-column">
      <style:table-column-properties style:column-width="0.7215in"/>
    </style:style>
    <style:style style:name="Table1.C" style:family="table-column">
      <style:table-column-properties style:column-width="2.5757in"/>
    </style:style>
    <style:style style:name="Table1.A1" style:family="table-cell">
      <style:table-cell-properties style:vertical-align="middle" fo:padding="0.0194in" fo:border="none"/>
    </style:style>
    <style:style style:name="P1" style:family="paragraph" style:parent-style-name="Heading_20_4">
      <style:paragraph-properties fo:break-before="page"/>
      <style:text-properties officeooo:paragraph-rsid="00194235"/>
    </style:style>
    <style:style style:name="P2" style:family="paragraph" style:parent-style-name="Text_20_body">
      <style:text-properties officeooo:rsid="00167adf" officeooo:paragraph-rsid="00194235"/>
    </style:style>
    <style:style style:name="P3" style:family="paragraph" style:parent-style-name="Horizontal_20_Line">
      <style:text-properties officeooo:paragraph-rsid="00194235"/>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1">
      <style:text-properties fo:font-size="15pt" style:text-underline-style="solid" style:text-underline-width="auto" style:text-underline-color="font-color" fo:font-weight="bold" officeooo:rsid="0017f816" officeooo:paragraph-rsid="0017f816" style:font-size-asian="15pt" style:font-weight-asian="bold" style:font-size-complex="15pt" style:font-weight-complex="bold"/>
    </style:style>
    <style:style style:name="P7" style:family="paragraph" style:parent-style-name="Horizontal_20_Line">
      <style:text-properties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text-properties officeooo:paragraph-rsid="0017f816"/>
    </style:style>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3"/>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5"/>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6"/>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7"/>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8"/>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9"/>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0"/>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1"/>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2"/>
    <style:style style:name="P31" style:family="paragraph" style:parent-style-name="Preformatted_20_Text">
      <style:paragraph-properties fo:margin-top="0in" fo:margin-bottom="0.1965in" style:contextual-spacing="false"/>
    </style:style>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3"/>
    <style:style style:name="P34" style:family="paragraph" style:parent-style-name="Text_20_body" style:list-style-name="L14">
      <style:paragraph-properties fo:margin-top="0in" fo:margin-bottom="0in" style:contextual-spacing="false"/>
    </style:style>
    <style:style style:name="P35" style:family="paragraph" style:parent-style-name="Text_20_body" style:list-style-name="L14"/>
    <style:style style:name="P36" style:family="paragraph" style:parent-style-name="Standard">
      <style:text-properties officeooo:rsid="00167adf" officeooo:paragraph-rsid="00167adf"/>
    </style:style>
    <style:style style:name="T1" style:family="text">
      <style:text-properties officeooo:rsid="00190402"/>
    </style:style>
    <style:style style:name="T2" style:family="text">
      <style:text-properties officeooo:rsid="0017f816"/>
    </style:style>
    <style:style style:name="T3" style:family="text">
      <style:text-properties fo:background-color="#ffff00"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text:span text:style-name="Strong_20_Emphasis"><text:span text:style-name="T1">Motivation</text:span></text:span></text:h>
      <text:p text:style-name="P2">Here’s a <text:span text:style-name="Strong_20_Emphasis">Project Specification Document</text:span> for your Rubik's Cube Learning website based on the given technical requirements.</text:p>
      <text:p text:style-name="P3"/>
      <text:h text:style-name="Heading_20_3" text:outline-level="3"><text:span text:style-name="Strong_20_Emphasis"><text:span text:style-name="T2">CleanCube - </text:span></text:span><text:span text:style-name="Strong_20_Emphasis">Project Specification Document</text:span></text:h>
      <text:h text:style-name="Heading_20_4" text:outline-level="4"><text:span text:style-name="Strong_20_Emphasis">Rubik's Cube Learning </text:span><text:span text:style-name="Strong_20_Emphasis"><text:span text:style-name="T2">Website</text:span></text:span></text:h>
      <text:p text:style-name="Horizontal_20_Line"/>
      <text:h text:style-name="Heading_20_3" text:outline-level="3"><text:span text:style-name="Strong_20_Emphasis">1. Project Overview</text:span></text:h>
      <text:p text:style-name="Text_20_body">The <text:span text:style-name="Strong_20_Emphasis">Rubik's Cube Learning Website</text:span> aims to teach users how to solve the Rubik's Cube interactively. Users can navigate through different solution stages, view corresponding algorithms, and practice solving the cube via an embedded simulator. The Website will feature the ability to manage solution stages, store data <text:span text:style-name="T3">locally</text:span>, and integrate with <text:span text:style-name="T2">OpenAI-</text:span>API for enhanced functionality.</text:p>
      <text:p text:style-name="Horizontal_20_Line"/>
      <text:h text:style-name="Heading_20_3" text:outline-level="3"><text:span text:style-name="Strong_20_Emphasis">2. Target Audience</text:span></text:h>
      <text:list text:style-name="L1">
        <text:list-item>
          <text:p text:style-name="P4">Beginners learning to solve the Rubik's Cube. </text:p>
        </text:list-item>
        <text:list-item>
          <text:p text:style-name="P4">Intermediate solvers looking to refine their skills. </text:p>
        </text:list-item>
        <text:list-item>
          <text:p text:style-name="P5">Cube enthusiasts interested in a user-friendly, interactive platform. </text:p>
          <text:p text:style-name="P6">Top Goal – One should be able to solve a cube within one day using the website, with no prior knowledge.</text:p>
        </text:list-item>
      </text:list>
      <text:p text:style-name="P7"/>
      <text:h text:style-name="Heading_20_3" text:outline-level="3"><text:span text:style-name="Strong_20_Emphasis">3. Features &amp; Functionality</text:span></text:h>
      <text:h text:style-name="Heading_20_4" text:outline-level="4"><text:span text:style-name="Strong_20_Emphasis">3.1. Core Functionalities</text:span></text:h>
      <text:list text:style-name="L2">
        <text:list-item>
          <text:p text:style-name="P8"><text:span text:style-name="Strong_20_Emphasis">Interactive Rubik's Cube Simulator:</text:span> Embed an iframe to allow users to practice cube-solving virtually. </text:p>
        </text:list-item>
        <text:list-item>
          <text:p text:style-name="P8"><text:span text:style-name="Strong_20_Emphasis">Learning Stages:</text:span> Step-by-step instructions for solving the cube, categorized into stages (e.g., Cross, Corners). </text:p>
        </text:list-item>
        <text:list-item>
          <text:p text:style-name="P8"><text:span text:style-name="Strong_20_Emphasis">Algorithm Display:</text:span> Show specific algorithms for each stage with detailed explanations. </text:p>
        </text:list-item>
        <text:list-item>
          <text:p text:style-name="P8"><text:span text:style-name="Strong_20_Emphasis">CRUD Operations:</text:span> Allow users to: </text:p>
          <text:list>
            <text:list-item>
              <text:p text:style-name="P8">Create custom solution stages and algorithms. </text:p>
            </text:list-item>
            <text:list-item>
              <text:p text:style-name="P8">Read pre-defined and user-generated stages. </text:p>
            </text:list-item>
            <text:list-item>
              <text:p text:style-name="P8">Update the details of any stage or algorithm. </text:p>
            </text:list-item>
            <text:list-item>
              <text:p text:style-name="P9">Delete custom stages. </text:p>
            </text:list-item>
          </text:list>
        </text:list-item>
        <text:list-item>
          <text:p text:style-name="P10"><text:span text:style-name="Strong_20_Emphasis"><text:span text:style-name="T2">Advanced Cubes</text:span></text:span><text:span text:style-name="Strong_20_Emphasis">:</text:span> <text:span text:style-name="T2">Suggesting other cubes for intermediate users, allowing for continuous learning experience. </text:span></text:p>
        </text:list-item>
        <text:list-item>
          <text:p text:style-name="P10"><text:span text:style-name="Strong_20_Emphasis"><text:span text:style-name="T2">Store</text:span></text:span><text:span text:style-name="Strong_20_Emphasis">:</text:span> <text:span text:style-name="T2">an online shop for several cubes.</text:span></text:p>
        </text:list-item>
      </text:list>
      <text:p text:style-name="Horizontal_20_Line"><text:soft-page-break/></text:p>
      <text:h text:style-name="Heading_20_4" text:outline-level="4"><text:span text:style-name="Strong_20_Emphasis">3.2. Responsive Design</text:span></text:h>
      <text:list text:style-name="L3">
        <text:list-item>
          <text:p text:style-name="P11">Ensure the Website is fully functional on both desktop and mobile devices. </text:p>
        </text:list-item>
        <text:list-item>
          <text:p text:style-name="P12">Implement a responsive layout using CSS Media Queries and Flexbox/Grid. </text:p>
        </text:list-item>
      </text:list>
      <text:p text:style-name="Horizontal_20_Line"/>
      <text:h text:style-name="Heading_20_4" text:outline-level="4"><text:span text:style-name="Strong_20_Emphasis">3.3. External API Integration</text:span></text:h>
      <text:list text:style-name="L4">
        <text:list-item>
          <text:p text:style-name="P13"><text:span text:style-name="Strong_20_Emphasis">Feedback Feature:</text:span> Use an external API (e.g., <text:span text:style-name="T3">Nodemailer</text:span> or other mock APIs) to send user feedback or inquiries. </text:p>
        </text:list-item>
        <text:list-item>
          <text:p text:style-name="P14"><text:span text:style-name="Strong_20_Emphasis">Tutorial API:</text:span> Optionally, fetch additional cube-solving tutorials or images from public APIs (like Gemini or custom data sources). </text:p>
        </text:list-item>
      </text:list>
      <text:p text:style-name="Horizontal_20_Line"/>
      <text:h text:style-name="Heading_20_3" text:outline-level="3"><text:span text:style-name="Strong_20_Emphasis">4. Technical Requirements</text:span></text:h>
      <text:h text:style-name="Heading_20_4" text:outline-level="4"><text:span text:style-name="Strong_20_Emphasis">4.1. Technology Stack</text:span></text:h>
      <text:list text:style-name="L5">
        <text:list-item>
          <text:p text:style-name="P15"><text:span text:style-name="Strong_20_Emphasis">HTML, CSS, JavaScript:</text:span> Core technologies for structure, styling, and interactivity. </text:p>
        </text:list-item>
        <text:list-item>
          <text:p text:style-name="P15"><text:span text:style-name="Strong_20_Emphasis">Local Storage:</text:span> Store data locally in the browser for CRUD operations. </text:p>
        </text:list-item>
        <text:list-item>
          <text:p text:style-name="P15"><text:span text:style-name="Strong_20_Emphasis">JSON File (Optional):</text:span> Use a static JSON file for pre-loaded stage data if needed. </text:p>
        </text:list-item>
        <text:list-item>
          <text:p text:style-name="P16"><text:span text:style-name="Strong_20_Emphasis">Iframe Integration:</text:span> Embed the external Rubik's Cube simulator. </text:p>
        </text:list-item>
      </text:list>
      <text:h text:style-name="Heading_20_4" text:outline-level="4"><text:span text:style-name="Strong_20_Emphasis">4.2. Local Data Management</text:span></text:h>
      <text:list text:style-name="L6">
        <text:list-item>
          <text:p text:style-name="P17"><text:span text:style-name="Strong_20_Emphasis">Storage:</text:span> Use <text:span text:style-name="Source_20_Text">localStorage</text:span> to save and persist user-generated data. </text:p>
        </text:list-item>
        <text:list-item>
          <text:p text:style-name="P18"><text:span text:style-name="Strong_20_Emphasis">Structure:</text:span> Use JSON objects to manage stage and algorithm data. </text:p>
        </text:list-item>
      </text:list>
      <text:h text:style-name="Heading_20_4" text:outline-level="4"><text:span text:style-name="Strong_20_Emphasis">4.3. API Requirements</text:span></text:h>
      <text:list text:style-name="L7">
        <text:list-item>
          <text:p text:style-name="P19"><text:span text:style-name="Strong_20_Emphasis">Endpoint for Feedback Submission:</text:span> Example endpoint for sending user feedback using <text:span text:style-name="Source_20_Text">fetch()</text:span>: </text:p>
          <text:list>
            <text:list-item>
              <text:p text:style-name="P19">URL: <text:span text:style-name="Source_20_Text">https://api.example.com/feedback</text:span> </text:p>
            </text:list-item>
            <text:list-item>
              <text:p text:style-name="P19">Method: <text:span text:style-name="Source_20_Text">POST</text:span> </text:p>
            </text:list-item>
            <text:list-item>
              <text:p text:style-name="P20">Data Payload: <text:span text:style-name="Source_20_Text">{ message: "Feedback message" }</text:span>. </text:p>
            </text:list-item>
          </text:list>
        </text:list-item>
      </text:list>
      <text:p text:style-name="Horizontal_20_Line"/>
      <text:h text:style-name="Heading_20_3" text:outline-level="3"><text:span text:style-name="Strong_20_Emphasis">5. User Interface Design</text:span></text:h>
      <text:h text:style-name="Heading_20_4" text:outline-level="4"><text:span text:style-name="Strong_20_Emphasis">5.1. Layout</text:span></text:h>
      <text:list text:style-name="L8">
        <text:list-item>
          <text:p text:style-name="P21"><text:span text:style-name="Strong_20_Emphasis">Left Column:</text:span> List of solution stages (dynamic, populated from localStorage). </text:p>
        </text:list-item>
        <text:list-item>
          <text:p text:style-name="P21"><text:span text:style-name="Strong_20_Emphasis">Middle Column:</text:span> Embedded iframe for the Rubik's Cube simulator. </text:p>
        </text:list-item>
        <text:list-item>
          <text:p text:style-name="P22"><text:span text:style-name="Strong_20_Emphasis">Right Column:</text:span> Details of the selected stage, including the algorithm. </text:p>
        </text:list-item>
      </text:list>
      <text:h text:style-name="Heading_20_4" text:outline-level="4"><text:span text:style-name="Strong_20_Emphasis">5.2. Interaction Flow</text:span></text:h>
      <text:list text:style-name="L9">
        <text:list-item>
          <text:p text:style-name="P23">User selects a stage from the left column. </text:p>
        </text:list-item>
        <text:list-item>
          <text:p text:style-name="P23">Corresponding algorithm appears in the right column. </text:p>
        </text:list-item>
        <text:list-item>
          <text:p text:style-name="P23"><text:soft-page-break/>User interacts with the Rubik's Cube simulator in the middle column. </text:p>
        </text:list-item>
        <text:list-item>
          <text:p text:style-name="P24">User can add, update, or delete custom stages and algorithms. </text:p>
        </text:list-item>
      </text:list>
      <text:h text:style-name="Heading_20_4" text:outline-level="4"><text:span text:style-name="Strong_20_Emphasis">5.3. Responsive Design</text:span></text:h>
      <text:list text:style-name="L10">
        <text:list-item>
          <text:p text:style-name="P25">Mobile-first approach with a vertically stacked layout. </text:p>
        </text:list-item>
        <text:list-item>
          <text:p text:style-name="P26">Desktop layout with three columns (flexible width). </text:p>
        </text:list-item>
      </text:list>
      <text:p text:style-name="Horizontal_20_Line"/>
      <text:h text:style-name="Heading_20_3" text:outline-level="3"><text:span text:style-name="Strong_20_Emphasis">6. Development Workflow</text:span></text:h>
      <text:h text:style-name="Heading_20_4" text:outline-level="4"><text:span text:style-name="Strong_20_Emphasis">6.1. Milestones</text:span></text:h>
      <text:list text:style-name="L11">
        <text:list-item>
          <text:p text:style-name="P27"><text:span text:style-name="Strong_20_Emphasis">Design Phase:</text:span> </text:p>
          <text:list>
            <text:list-item>
              <text:p text:style-name="P27">Create wireframes for desktop and mobile layouts. </text:p>
            </text:list-item>
          </text:list>
        </text:list-item>
        <text:list-item>
          <text:p text:style-name="P27"><text:span text:style-name="Strong_20_Emphasis">Development Phase:</text:span> </text:p>
          <text:list>
            <text:list-item>
              <text:p text:style-name="P27">Build the HTML, CSS, and JavaScript structure. </text:p>
            </text:list-item>
            <text:list-item>
              <text:p text:style-name="P27">Implement CRUD functionality and integrate APIs. </text:p>
            </text:list-item>
          </text:list>
        </text:list-item>
        <text:list-item>
          <text:p text:style-name="P27"><text:span text:style-name="Strong_20_Emphasis">Testing Phase:</text:span> </text:p>
          <text:list>
            <text:list-item>
              <text:p text:style-name="P27">Test responsiveness on various devices. </text:p>
            </text:list-item>
            <text:list-item>
              <text:p text:style-name="P27">Validate CRUD functionality and API requests. </text:p>
            </text:list-item>
          </text:list>
        </text:list-item>
        <text:list-item>
          <text:p text:style-name="P27"><text:span text:style-name="Strong_20_Emphasis">Deployment:</text:span> </text:p>
          <text:list>
            <text:list-item>
              <text:p text:style-name="P28">Host the Website using GitHub Pages or similar platforms. </text:p>
            </text:list-item>
          </text:list>
        </text:list-item>
      </text:list>
      <text:h text:style-name="Heading_20_4" text:outline-level="4"><text:span text:style-name="Strong_20_Emphasis">6.2. Tools</text:span></text:h>
      <text:list text:style-name="L12">
        <text:list-item>
          <text:p text:style-name="P29"><text:span text:style-name="Strong_20_Emphasis">Code Editor:</text:span> Visual Studio Code. </text:p>
        </text:list-item>
        <text:list-item>
          <text:p text:style-name="P29"><text:span text:style-name="Strong_20_Emphasis">Version Control:</text:span> Git/GitHub for code management. </text:p>
        </text:list-item>
        <text:list-item>
          <text:p text:style-name="P30"><text:span text:style-name="Strong_20_Emphasis">Testing:</text:span> Browser Developer Tools for responsive and functionality testing. </text:p>
        </text:list-item>
      </text:list>
      <text:p text:style-name="Horizontal_20_Line"/>
      <text:h text:style-name="Heading_20_3" text:outline-level="3"><text:span text:style-name="Strong_20_Emphasis">7. Data Management Plan</text:span></text:h>
      <text:h text:style-name="Heading_20_4" text:outline-level="4"><text:span text:style-name="Strong_20_Emphasis">7.1. Data Schema</text:span></text:h>
      <text:p text:style-name="Preformatted_20_Text"><text:span text:style-name="Source_20_Text">{</text:span></text:p>
      <text:p text:style-name="Preformatted_20_Text"><text:span text:style-name="Source_20_Text"><text:s text:c="2"/>"stages": [</text:span></text:p>
      <text:p text:style-name="Preformatted_20_Text"><text:span text:style-name="Source_20_Text"><text:s text:c="4"/>{</text:span></text:p>
      <text:p text:style-name="Preformatted_20_Text"><text:span text:style-name="Source_20_Text"><text:s text:c="6"/>"id": 1,</text:span></text:p>
      <text:p text:style-name="Preformatted_20_Text"><text:span text:style-name="Source_20_Text"><text:s text:c="6"/>"name": "Cross",</text:span></text:p>
      <text:p text:style-name="Preformatted_20_Text"><text:span text:style-name="Source_20_Text"><text:s text:c="6"/>"algorithm": "F R U R' U' F'"</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6"/>"id": 2,</text:span></text:p>
      <text:p text:style-name="Preformatted_20_Text"><text:span text:style-name="Source_20_Text"><text:s text:c="6"/>"name": "Corners",</text:span></text:p>
      <text:p text:style-name="Preformatted_20_Text"><text:span text:style-name="Source_20_Text"><text:s text:c="6"/>"algorithm": "U R U' L' U R' U' L"</text:span></text:p>
      <text:p text:style-name="Preformatted_20_Text"><text:span text:style-name="Source_20_Text"><text:s text:c="4"/>}</text:span></text:p>
      <text:p text:style-name="Preformatted_20_Text"><text:span text:style-name="Source_20_Text"><text:s text:c="2"/>]</text:span></text:p>
      <text:p text:style-name="P31"><text:span text:style-name="Source_20_Text">}</text:span></text:p>
      <text:h text:style-name="Heading_20_4" text:outline-level="4"><text:span text:style-name="Strong_20_Emphasis">7.2. LocalStorage Management</text:span></text:h>
      <text:list text:style-name="L13">
        <text:list-item>
          <text:p text:style-name="P32">On app load: Load stages from <text:span text:style-name="Source_20_Text">localStorage</text:span>. </text:p>
        </text:list-item>
        <text:list-item>
          <text:p text:style-name="P33"><text:soft-page-break/>On CRUD actions: Update <text:span text:style-name="Source_20_Text">localStorage</text:span> dynamically. </text:p>
        </text:list-item>
      </text:list>
      <text:p text:style-name="Horizontal_20_Line"/>
      <text:h text:style-name="Heading_20_3" text:outline-level="3"><text:span text:style-name="Strong_20_Emphasis">8. Future Enhancements</text:span></text:h>
      <text:list text:style-name="L14">
        <text:list-item>
          <text:p text:style-name="P34"><text:span text:style-name="Strong_20_Emphasis">User Authentication:</text:span> Add user accounts and synchronize data across devices. </text:p>
        </text:list-item>
        <text:list-item>
          <text:p text:style-name="P34"><text:span text:style-name="Strong_20_Emphasis">Back-End Integration:</text:span> Connect to a database for centralized data storage. </text:p>
        </text:list-item>
        <text:list-item>
          <text:p text:style-name="P34"><text:span text:style-name="Strong_20_Emphasis">Gamification:</text:span> Introduce a scoring system for completing cube-solving stages. </text:p>
        </text:list-item>
        <text:list-item>
          <text:p text:style-name="P35"><text:span text:style-name="Strong_20_Emphasis">Enhanced Simulator:</text:span> Replace iframe with a custom-built 3D cube simulator. </text:p>
        </text:list-item>
      </text:list>
      <text:p text:style-name="Horizontal_20_Line"/>
      <text:h text:style-name="Heading_20_3" text:outline-level="3"><text:span text:style-name="Strong_20_Emphasis">9. Project Timeline</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Phase</text:span></text:p>
            </table:table-cell>
            <table:table-cell table:style-name="Table1.A1" office:value-type="string">
              <text:p text:style-name="Table_20_Heading"><text:span text:style-name="Strong_20_Emphasis">Duration</text:span></text:p>
            </table:table-cell>
            <table:table-cell table:style-name="Table1.A1" office:value-type="string">
              <text:p text:style-name="Table_20_Heading"><text:span text:style-name="Strong_20_Emphasis">Tasks</text:span></text:p>
            </table:table-cell>
          </table:table-row>
        </table:table-header-rows>
        <table:table-row>
          <table:table-cell table:style-name="Table1.A1" office:value-type="string">
            <text:p text:style-name="Table_20_Contents">Design Phase</text:p>
          </table:table-cell>
          <table:table-cell table:style-name="Table1.A1" office:value-type="string">
            <text:p text:style-name="Table_20_Contents">1 Week</text:p>
          </table:table-cell>
          <table:table-cell table:style-name="Table1.A1" office:value-type="string">
            <text:p text:style-name="Table_20_Contents">Wireframing and layout design.</text:p>
          </table:table-cell>
        </table:table-row>
        <table:table-row>
          <table:table-cell table:style-name="Table1.A1" office:value-type="string">
            <text:p text:style-name="Table_20_Contents">Development Phase</text:p>
          </table:table-cell>
          <table:table-cell table:style-name="Table1.A1" office:value-type="string">
            <text:p text:style-name="Table_20_Contents">3 Weeks</text:p>
          </table:table-cell>
          <table:table-cell table:style-name="Table1.A1" office:value-type="string">
            <text:p text:style-name="Table_20_Contents">Implementing functionality, API, UI.</text:p>
          </table:table-cell>
        </table:table-row>
        <table:table-row>
          <table:table-cell table:style-name="Table1.A1" office:value-type="string">
            <text:p text:style-name="Table_20_Contents">Testing &amp; Deployment</text:p>
          </table:table-cell>
          <table:table-cell table:style-name="Table1.A1" office:value-type="string">
            <text:p text:style-name="Table_20_Contents">1 Week</text:p>
          </table:table-cell>
          <table:table-cell table:style-name="Table1.A1" office:value-type="string">
            <text:p text:style-name="Table_20_Contents">Final testing and deployment.</text:p>
          </table:table-cell>
        </table:table-row>
      </table:table>
      <text:p text:style-name="Horizontal_20_Line"/>
      <text:h text:style-name="Heading_20_3" text:outline-level="3"><text:span text:style-name="Strong_20_Emphasis">10. Conclusion</text:span></text:h>
      <text:p text:style-name="Text_20_body">This specification serves as a roadmap for building the Rubik's Cube Learning Website. It focuses on providing an interactive and responsive user experience while meeting the outlined technical requirements.</text:p>
      <text:p text:style-name="Text_20_body"><text:span text:style-name="Strong_20_Emphasis">Next Steps:</text:span> Review and finalize specifications before beginning the design phase.</text:p>
      <text:p text:style-name="Horizontal_20_Line"/>
      <text:p text:style-name="Text_20_body">Let me know if you’d like any refinements!</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4:06:27.744726884</meta:creation-date>
    <dc:date>2024-12-02T14:45:51.580011301</dc:date>
    <meta:editing-duration>PT25M3S</meta:editing-duration>
    <meta:editing-cycles>2</meta:editing-cycles>
    <meta:generator>LibreOffice/24.8.3.2$Linux_X86_64 LibreOffice_project/e14c9fdd1f585efcbb2c5363087a99d20928d522</meta:generator>
    <meta:document-statistic meta:table-count="1" meta:image-count="0" meta:object-count="0" meta:page-count="4" meta:paragraph-count="113" meta:word-count="785" meta:character-count="5206" meta:non-whitespace-character-count="4478"/>
  </office:meta>
</office:document-meta>
</file>